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9cm"/>
    </style:style>
    <style:style style:name="gr3" style:family="graphic" style:parent-style-name="standard">
      <style:graphic-properties draw:stroke="none" svg:stroke-color="#000000" draw:fill="none" draw:fill-color="#ffffff" fo:min-height="1.376cm"/>
    </style:style>
    <style:style style:name="gr4" style:family="graphic" style:parent-style-name="standard">
      <style:graphic-properties draw:stroke="none" svg:stroke-color="#000000" draw:fill="none" draw:fill-color="#ffffff" fo:min-height="1.665cm"/>
    </style:style>
    <style:style style:name="gr5" style:family="graphic" style:parent-style-name="standard">
      <style:graphic-properties draw:stroke="none" svg:stroke-color="#000000" draw:fill="none" draw:fill-color="#ffffff" fo:min-height="1.087cm"/>
    </style:style>
    <style:style style:name="gr6" style:family="graphic" style:parent-style-name="standard">
      <style:graphic-properties draw:stroke="none" svg:stroke-color="#000000" draw:fill="none" draw:fill-color="#ffffff" fo:min-height="1.464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1.744cm"/>
    </style:style>
    <style:style style:name="gr9" style:family="graphic" style:parent-style-name="standard">
      <style:graphic-properties draw:stroke="none" svg:stroke-color="#000000" draw:fill="none" draw:fill-color="#ffffff" fo:min-height="0.509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marker-end="Arrowheads_20_2" draw:textarea-vertical-align="middle"/>
    </style:style>
    <style:style style:name="gr12" style:family="graphic" style:parent-style-name="standard">
      <style:graphic-properties draw:marker-end="Arrowheads_20_3" draw:textarea-vertical-align="middle"/>
    </style:style>
    <style:style style:name="gr13" style:family="graphic" style:parent-style-name="standard">
      <style:graphic-properties draw:marker-end="" draw:textarea-vertical-align="middle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1.419cm"/>
    </style:style>
    <style:style style:name="gr17" style:family="graphic" style:parent-style-name="standard">
      <style:graphic-properties draw:stroke="none" svg:stroke-color="#000000" draw:fill="none" draw:fill-color="#ffffff" fo:min-height="1.1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text-properties fo:font-size="8pt" style:font-size-asian="12pt" style:font-size-complex="12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1.66cm" svg:height="0.829cm" svg:x="10.675cm" svg:y="4.169cm">
          <text:p text:style-name="P1"><text:span text:style-name="T1">Chase</text:span></text:p>
          <text:p text:style-name="P1"><text:span text:style-name="T1">Vehi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6cm" svg:height="0.83cm" svg:x="14.937cm" svg:y="7.373cm">
          <text:p text:style-name="P1"><text:span text:style-name="T1">Location</text:span></text:p>
          <text:p text:style-name="P1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59cm" svg:height="0.83cm" svg:x="15.025cm" svg:y="10.583cm">
          <text:p text:style-name="P1"><text:span text:style-name="T1">Beacon</text:span></text:p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6cm" svg:height="0.829cm" svg:x="1.552cm" svg:y="2.138cm">
          <text:p text:style-name="P1"><text:span text:style-name="T1">Mission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9" draw:id="id19" draw:layer="layout" svg:width="2.121cm" svg:height="0.939cm" svg:x="12.929cm" svg:y="4.252cm">
          <draw:text-box>
            <text:p><text:span text:style-name="T2">Description</text:span></text:p>
            <text:p><text:span text:style-name="T2">Identifier</text:span></text:p>
          </draw:text-box>
        </draw:frame>
        <draw:frame draw:style-name="gr3" draw:text-style-name="P3" xml:id="id28" draw:id="id28" draw:layer="layout" svg:width="2.121cm" svg:height="2.159cm" svg:x="17.147cm" svg:y="6.699cm">
          <draw:text-box>
            <text:p><text:span text:style-name="T2">Make</text:span></text:p>
            <text:p><text:span text:style-name="T2">Model</text:span></text:p>
            <text:p><text:span text:style-name="T2">Serial No, Driver</text:span></text:p>
            <text:p><text:span text:style-name="T2">Port</text:span></text:p>
            <text:p><text:span text:style-name="T2">Persistent</text:span></text:p>
          </draw:text-box>
        </draw:frame>
        <draw:custom-shape draw:style-name="gr1" draw:text-style-name="P2" xml:id="id27" draw:id="id27" draw:layer="layout" svg:width="1.66cm" svg:height="0.791cm" svg:x="17.13cm" svg:y="8.988cm"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frame draw:style-name="gr4" draw:text-style-name="P3" xml:id="id26" draw:id="id26" draw:layer="layout" svg:width="2.121cm" svg:height="2.477cm" svg:x="17.148cm" svg:y="9.774cm">
          <draw:text-box>
            <text:p><text:span text:style-name="T2">Make</text:span></text:p>
            <text:p><text:span text:style-name="T2">Model</text:span></text:p>
            <text:p><text:span text:style-name="T2">Serial No Driver</text:span></text:p>
            <text:p><text:span text:style-name="T2">Port</text:span></text:p>
            <text:p><text:span text:style-name="T2">Call Sign</text:span></text:p>
            <text:p><text:span text:style-name="T2">Persistent</text:span></text:p>
          </draw:text-box>
        </draw:frame>
        <draw:custom-shape draw:style-name="gr1" draw:text-style-name="P2" xml:id="id3" draw:id="id3" draw:layer="layout" svg:width="1.66cm" svg:height="0.83cm" svg:x="3.004cm" svg:y="5.269cm">
          <text:p text:style-name="P1"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6cm" svg:height="0.829cm" svg:x="4.583cm" svg:y="10.539cm">
          <text:p text:style-name="P1"><text:span text:style-name="T1">Beacon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7" draw:id="id7" draw:layer="layout" svg:width="2.121cm" svg:height="1.841cm" svg:x="6.91cm" svg:y="10.181cm">
          <draw:text-box>
            <text:p><text:span text:style-name="T2">Make</text:span></text:p>
            <text:p><text:span text:style-name="T2">Model</text:span></text:p>
            <text:p><text:span text:style-name="T2">Serial No</text:span></text:p>
            <text:p><text:span text:style-name="T2">Call Sign</text:span></text:p>
            <text:p><text:span text:style-name="T2">Persistent</text:span></text:p>
          </draw:text-box>
        </draw:frame>
        <draw:custom-shape draw:style-name="gr1" draw:text-style-name="P2" xml:id="id23" draw:id="id23" draw:layer="layout" svg:width="1.659cm" svg:height="0.829cm" svg:x="15.025cm" svg:y="12.606cm">
          <text:p text:style-name="P1"><text:span text:style-name="T1">Beacon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frame draw:style-name="gr6" draw:text-style-name="P3" xml:id="id25" draw:id="id25" draw:layer="layout" svg:width="2.121cm" svg:height="2.159cm" svg:x="17.294cm" svg:y="12.113cm">
          <draw:text-box>
            <text:p><text:span text:style-name="T2">Make</text:span></text:p>
            <text:p><text:span text:style-name="T2">Model</text:span></text:p>
            <text:p><text:span text:style-name="T2">Serial No Driver</text:span></text:p>
            <text:p><text:span text:style-name="T2">Port</text:span></text:p>
            <text:p><text:span text:style-name="T2">Persistent</text:span></text:p>
          </draw:text-box>
        </draw:frame>
        <draw:custom-shape draw:style-name="gr1" draw:text-style-name="P2" xml:id="id10" draw:id="id10" draw:layer="layout" svg:width="1.66cm" svg:height="0.829cm" svg:x="4.599cm" svg:y="13.396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59cm" svg:height="0.829cm" svg:x="6.415cm" svg:y="15.284cm"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6cm" svg:height="0.791cm" svg:x="6.632cm" svg:y="15.502cm"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frame draw:style-name="gr7" draw:text-style-name="P3" xml:id="id12" draw:id="id12" draw:layer="layout" svg:width="2.121cm" svg:height="0.887cm" svg:x="6.812cm" svg:y="13.629cm">
          <draw:text-box>
            <text:p><text:span text:style-name="T2">Source Id</text:span></text:p>
            <text:p><text:span text:style-name="T2">No Edit</text:span></text:p>
          </draw:text-box>
        </draw:frame>
        <draw:frame draw:style-name="gr3" draw:text-style-name="P3" xml:id="id29" draw:id="id29" draw:layer="layout" svg:width="1.74cm" svg:height="3.113cm" svg:x="19.281cm" svg:y="7.782cm">
          <draw:text-box>
            <text:p><text:span text:style-name="T2">Time</text:span></text:p>
            <text:p><text:span text:style-name="T2">X</text:span></text:p>
            <text:p><text:span text:style-name="T2">Y</text:span></text:p>
            <text:p><text:span text:style-name="T2">Z</text:span></text:p>
            <text:p><text:span text:style-name="T2">Vg</text:span></text:p>
            <text:p><text:span text:style-name="T2">Vx</text:span></text:p>
            <text:p><text:span text:style-name="T2">Vy</text:span></text:p>
            <text:p><text:span text:style-name="T2">Vz</text:span></text:p>
            <text:p><text:span text:style-name="T2">Source Id</text:span></text:p>
          </draw:text-box>
        </draw:frame>
        <draw:custom-shape draw:style-name="gr1" draw:text-style-name="P2" xml:id="id8" draw:id="id8" draw:layer="layout" svg:width="1.66cm" svg:height="0.791cm" svg:x="6.588cm" svg:y="12.094cm"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6cm" svg:height="0.829cm" svg:x="4.783cm" svg:y="10.74cm">
          <text:p text:style-name="P1"><text:span text:style-name="T1">Beacon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16" draw:id="id16" draw:layer="layout" svg:width="1.778cm" svg:height="3.431cm" svg:x="8.893cm" svg:y="10.807cm">
          <draw:text-box>
            <text:p><text:span text:style-name="T2">Time</text:span></text:p>
            <text:p><text:span text:style-name="T2">X</text:span></text:p>
            <text:p><text:span text:style-name="T2">Y</text:span></text:p>
            <text:p><text:span text:style-name="T2">Z</text:span></text:p>
            <text:p><text:span text:style-name="T2">Vg</text:span></text:p>
            <text:p><text:span text:style-name="T2">Vx</text:span></text:p>
            <text:p><text:span text:style-name="T2">Vy</text:span></text:p>
            <text:p><text:span text:style-name="T2">Vz</text:span></text:p>
            <text:p><text:span text:style-name="T2">Source Id</text:span></text:p>
            <text:p><text:span text:style-name="T2">No Edit</text:span></text:p>
          </draw:text-box>
        </draw:frame>
        <draw:frame draw:style-name="gr3" draw:text-style-name="P3" xml:id="id15" draw:id="id15" draw:layer="layout" svg:width="1.805cm" svg:height="3.431cm" svg:x="8.993cm" svg:y="14.22cm">
          <draw:text-box>
            <text:p><text:span text:style-name="T2">Time</text:span></text:p>
            <text:p><text:span text:style-name="T2">X</text:span></text:p>
            <text:p><text:span text:style-name="T2">Y</text:span></text:p>
            <text:p><text:span text:style-name="T2">Z</text:span></text:p>
            <text:p><text:span text:style-name="T2">Vg</text:span></text:p>
            <text:p><text:span text:style-name="T2">Vx</text:span></text:p>
            <text:p><text:span text:style-name="T2">Vy</text:span></text:p>
            <text:p><text:span text:style-name="T2">Vz</text:span></text:p>
            <text:p><text:span text:style-name="T2">Source Id</text:span></text:p>
            <text:p><text:span text:style-name="T2">No Edit</text:span></text:p>
          </draw:text-box>
        </draw:frame>
        <draw:frame draw:style-name="gr8" draw:text-style-name="P3" xml:id="id2" draw:id="id2" draw:layer="layout" svg:width="3.39cm" svg:height="2.477cm" svg:x="3.96cm" svg:y="1.317cm">
          <draw:text-box>
            <text:p><text:span text:style-name="T2">Description</text:span></text:p>
            <text:p><text:span text:style-name="T2">Identifier</text:span></text:p>
            <text:p><text:span text:style-name="T2">Start</text:span></text:p>
            <text:p><text:span text:style-name="T2">Target Launch</text:span></text:p>
            <text:p><text:span text:style-name="T2">Actual Launch</text:span></text:p>
            <text:p><text:span text:style-name="T2">Target End</text:span></text:p>
            <text:p><text:span text:style-name="T2">Actual End</text:span></text:p>
          </draw:text-box>
        </draw:frame>
        <draw:frame draw:style-name="gr9" draw:text-style-name="P3" xml:id="id5" draw:id="id5" draw:layer="layout" svg:width="2.12cm" svg:height="0.887cm" svg:x="5.131cm" svg:y="5.455cm">
          <draw:text-box>
            <text:p><text:span text:style-name="T2">Description</text:span></text:p>
            <text:p><text:span text:style-name="T2">Identifier</text:span></text:p>
          </draw:text-box>
        </draw:frame>
        <draw:custom-shape draw:style-name="gr1" draw:text-style-name="P2" xml:id="id11" draw:id="id11" draw:layer="layout" svg:width="1.66cm" svg:height="0.829cm" svg:x="4.799cm" svg:y="13.597cm">
          <text:p text:style-name="P1"><text:span text:style-name="T1">Sky</text:span></text:p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212cm" svg:y1="2.552cm" svg:x2="3.96cm" svg:y2="2.555cm" draw:start-shape="id1" draw:start-glue-point="1" draw:end-shape="id2" draw:end-glue-point="3" svg:d="m3212 2552h375v3h373" svg:viewBox="0 0 749 4">
          <text:p/>
        </draw:connector>
        <draw:connector draw:style-name="gr11" draw:text-style-name="P1" draw:layer="layout" svg:x1="2.382cm" svg:y1="2.967cm" svg:x2="3.004cm" svg:y2="5.684cm" draw:start-shape="id1" draw:start-glue-point="2" draw:end-shape="id3" draw:end-glue-point="3" svg:d="m2382 2967v2717h622" svg:viewBox="0 0 623 2718">
          <text:p/>
        </draw:connector>
        <draw:custom-shape draw:style-name="gr1" draw:text-style-name="P2" xml:id="id4" draw:id="id4" draw:layer="layout" svg:width="1.66cm" svg:height="0.83cm" svg:x="3.204cm" svg:y="5.469cm">
          <text:p text:style-name="P1"><text:span text:style-name="T1">Platfor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864cm" svg:y1="5.884cm" svg:x2="5.131cm" svg:y2="5.898cm" draw:start-shape="id4" draw:start-glue-point="1" draw:end-shape="id5" draw:end-glue-point="3" svg:d="m4864 5884h134v14h133" svg:viewBox="0 0 268 15">
          <text:p/>
        </draw:connector>
        <draw:connector draw:style-name="gr10" draw:text-style-name="P1" draw:layer="layout" svg:x1="6.443cm" svg:y1="11.154cm" svg:x2="6.91cm" svg:y2="11.101cm" draw:start-shape="id6" draw:start-glue-point="1" draw:end-shape="id7" draw:end-glue-point="3" svg:d="m6443 11154h234v-53h233" svg:viewBox="0 0 468 54">
          <text:p/>
        </draw:connector>
        <draw:connector draw:style-name="gr12" draw:text-style-name="P1" draw:layer="layout" svg:x1="5.613cm" svg:y1="11.569cm" svg:x2="6.588cm" svg:y2="12.489cm" draw:start-shape="id6" draw:start-glue-point="2" draw:end-shape="id8" draw:end-glue-point="3" svg:d="m5613 11569v920h975" svg:viewBox="0 0 976 921">
          <text:p/>
        </draw:connector>
        <draw:connector draw:style-name="gr13" draw:text-style-name="P1" draw:layer="layout" svg:x1="4.034cm" svg:y1="6.299cm" svg:x2="4.583cm" svg:y2="10.953cm" draw:start-shape="id4" draw:start-glue-point="2" draw:end-shape="id9" draw:end-glue-point="3" svg:d="m4034 6299v4654h549" svg:viewBox="0 0 550 4655">
          <text:p/>
        </draw:connector>
        <draw:connector draw:style-name="gr11" draw:text-style-name="P1" draw:layer="layout" svg:x1="4.034cm" svg:y1="6.299cm" svg:x2="4.599cm" svg:y2="13.81cm" draw:start-shape="id4" draw:start-glue-point="2" draw:end-shape="id10" draw:end-glue-point="3" svg:d="m4034 6299v7511h565" svg:viewBox="0 0 566 7512">
          <text:p/>
        </draw:connector>
        <draw:connector draw:style-name="gr10" draw:text-style-name="P1" draw:layer="layout" svg:x1="6.459cm" svg:y1="14.011cm" svg:x2="6.812cm" svg:y2="14.072cm" draw:start-shape="id11" draw:start-glue-point="1" draw:end-shape="id12" draw:end-glue-point="3" svg:d="m6459 14011h177v61h176" svg:viewBox="0 0 354 62">
          <text:p/>
        </draw:connector>
        <draw:connector draw:style-name="gr14" draw:text-style-name="P1" draw:layer="layout" svg:x1="5.629cm" svg:y1="14.426cm" svg:x2="6.415cm" svg:y2="15.698cm" draw:start-shape="id11" draw:start-glue-point="2" draw:end-shape="id13" draw:end-glue-point="3" svg:d="m5629 14426v1272h786" svg:viewBox="0 0 787 1273">
          <text:p/>
        </draw:connector>
        <draw:connector draw:style-name="gr10" draw:text-style-name="P1" draw:layer="layout" svg:x1="8.292cm" svg:y1="15.897cm" svg:x2="8.993cm" svg:y2="15.935cm" draw:start-shape="id14" draw:start-glue-point="1" draw:end-shape="id15" draw:end-glue-point="3" svg:d="m8292 15897h351v38h350" svg:viewBox="0 0 702 39">
          <text:p/>
        </draw:connector>
        <draw:connector draw:style-name="gr10" draw:text-style-name="P1" draw:layer="layout" svg:x1="8.248cm" svg:y1="12.489cm" svg:x2="8.893cm" svg:y2="12.522cm" draw:start-shape="id8" draw:start-glue-point="1" draw:end-shape="id16" draw:end-glue-point="3" svg:d="m8248 12489h323v33h322" svg:viewBox="0 0 646 34">
          <text:p/>
        </draw:connector>
        <draw:connector draw:style-name="gr14" draw:text-style-name="P1" draw:layer="layout" svg:x1="2.382cm" svg:y1="2.967cm" svg:x2="10.675cm" svg:y2="4.583cm" draw:start-shape="id1" draw:start-glue-point="2" draw:end-shape="id17" draw:end-glue-point="3" svg:d="m2382 2967v1616h8293" svg:viewBox="0 0 8294 1617">
          <text:p/>
        </draw:connector>
        <draw:connector draw:style-name="gr10" draw:text-style-name="P1" draw:layer="layout" svg:x1="12.535cm" svg:y1="4.784cm" svg:x2="12.929cm" svg:y2="4.721cm" draw:start-shape="id18" draw:start-glue-point="1" draw:end-shape="id19" draw:end-glue-point="3" svg:d="m12535 4784h198v-63h196" svg:viewBox="0 0 395 64">
          <text:p/>
        </draw:connector>
        <draw:connector draw:style-name="gr13" draw:text-style-name="P1" draw:layer="layout" svg:x1="13.387cm" svg:y1="6.656cm" svg:x2="14.937cm" svg:y2="7.788cm" draw:start-shape="id20" draw:start-glue-point="2" draw:end-shape="id21" draw:end-glue-point="3" svg:d="m13387 6656v1132h1550" svg:viewBox="0 0 1551 1133">
          <text:p/>
        </draw:connector>
        <draw:connector draw:style-name="gr13" draw:text-style-name="P1" draw:layer="layout" svg:x1="13.387cm" svg:y1="6.656cm" svg:x2="15.025cm" svg:y2="10.998cm" draw:start-shape="id20" draw:start-glue-point="2" draw:end-shape="id22" draw:end-glue-point="3" svg:d="m13387 6656v4342h1638" svg:viewBox="0 0 1639 4343">
          <text:p/>
        </draw:connector>
        <draw:connector draw:style-name="gr13" draw:text-style-name="P1" draw:layer="layout" svg:x1="13.387cm" svg:y1="6.656cm" svg:x2="15.025cm" svg:y2="13.02cm" draw:start-shape="id20" draw:start-glue-point="2" draw:end-shape="id23" draw:end-glue-point="3" svg:d="m13387 6656v6364h1638" svg:viewBox="0 0 1639 6365">
          <text:p/>
        </draw:connector>
        <draw:connector draw:style-name="gr10" draw:text-style-name="P1" draw:layer="layout" svg:x1="16.885cm" svg:y1="13.221cm" svg:x2="17.294cm" svg:y2="13.192cm" draw:start-shape="id24" draw:start-glue-point="1" draw:end-shape="id25" draw:end-glue-point="3" svg:d="m16885 13221h205v-29h204" svg:viewBox="0 0 410 30">
          <text:p/>
        </draw:connector>
        <draw:connector draw:style-name="gr10" draw:text-style-name="P1" draw:layer="layout" svg:x1="16.684cm" svg:y1="10.998cm" svg:x2="17.148cm" svg:y2="11.012cm" draw:start-shape="id22" draw:start-glue-point="1" draw:end-shape="id26" draw:end-glue-point="3" svg:d="m16684 10998h232v14h232" svg:viewBox="0 0 465 15">
          <text:p/>
        </draw:connector>
        <draw:connector draw:style-name="gr14" draw:text-style-name="P1" draw:layer="layout" svg:x1="15.767cm" svg:y1="8.203cm" svg:x2="17.13cm" svg:y2="9.383cm" draw:start-shape="id21" draw:start-glue-point="2" draw:end-shape="id27" draw:end-glue-point="3" svg:d="m15767 8203v1180h1363" svg:viewBox="0 0 1364 1181">
          <text:p/>
        </draw:connector>
        <draw:connector draw:style-name="gr10" draw:text-style-name="P1" draw:layer="layout" svg:x1="16.597cm" svg:y1="7.788cm" svg:x2="17.147cm" svg:y2="7.778cm" draw:start-shape="id21" draw:start-glue-point="1" draw:end-shape="id28" draw:end-glue-point="3" svg:d="m16597 7788h276v-10h274" svg:viewBox="0 0 551 11">
          <text:p/>
        </draw:connector>
        <draw:connector draw:style-name="gr10" draw:text-style-name="P1" draw:layer="layout" svg:x1="18.79cm" svg:y1="9.383cm" svg:x2="19.281cm" svg:y2="9.338cm" draw:start-shape="id27" draw:start-glue-point="1" draw:end-shape="id29" draw:end-glue-point="3" svg:d="m18790 9383h246v-45h245" svg:viewBox="0 0 492 46">
          <text:p/>
        </draw:connector>
        <draw:frame draw:style-name="gr15" draw:layer="layout" svg:width="7.864cm" svg:height="0.958cm" svg:x="9.128cm" svg:y="1.381cm">
          <draw:text-box>
            <text:p>Far Horizons Mission Model</text:p>
          </draw:text-box>
        </draw:frame>
        <draw:custom-shape draw:style-name="gr1" draw:text-style-name="P2" xml:id="id30" draw:id="id30" draw:layer="layout" svg:width="1.66cm" svg:height="0.829cm" svg:x="12.6cm" svg:y="16.397cm">
          <text:p text:style-name="P1"><text:span text:style-name="T1">Ground</text:span></text:p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59cm" svg:height="0.829cm" svg:x="14.416cm" svg:y="18.285cm"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6cm" svg:height="0.791cm" svg:x="14.633cm" svg:y="18.503cm">
          <text:p text:style-name="P1"><text:span text:style-name="T1">Point</text:span></text:p>
          <draw:enhanced-geometry svg:viewBox="0 0 21600 21600" draw:type="rectangle" draw:enhanced-path="M 0 0 L 21600 0 21600 21600 0 21600 0 0 Z N"/>
        </draw:custom-shape>
        <draw:frame draw:style-name="gr7" draw:text-style-name="P3" xml:id="id31" draw:id="id31" draw:layer="layout" svg:width="2.121cm" svg:height="0.887cm" svg:x="15.262cm" svg:y="16.519cm">
          <draw:text-box>
            <text:p><text:span text:style-name="T2">Source Id</text:span></text:p>
            <text:p><text:span text:style-name="T2">No Edit</text:span></text:p>
          </draw:text-box>
        </draw:frame>
        <draw:frame draw:style-name="gr3" draw:text-style-name="P3" xml:id="id34" draw:id="id34" draw:layer="layout" svg:width="1.805cm" svg:height="3.431cm" svg:x="16.794cm" svg:y="17.121cm">
          <draw:text-box>
            <text:p><text:span text:style-name="T2">Time</text:span></text:p>
            <text:p><text:span text:style-name="T2">X</text:span></text:p>
            <text:p><text:span text:style-name="T2">Y</text:span></text:p>
            <text:p><text:span text:style-name="T2">Z</text:span></text:p>
            <text:p><text:span text:style-name="T2">Vg</text:span></text:p>
            <text:p><text:span text:style-name="T2">Vx</text:span></text:p>
            <text:p><text:span text:style-name="T2">Vy</text:span></text:p>
            <text:p><text:span text:style-name="T2">Vz</text:span></text:p>
            <text:p><text:span text:style-name="T2">Source Id</text:span></text:p>
            <text:p><text:span text:style-name="T2">No Edit</text:span></text:p>
          </draw:text-box>
        </draw:frame>
        <draw:connector draw:style-name="gr10" draw:text-style-name="P1" draw:layer="layout" svg:x1="14.26cm" svg:y1="16.811cm" svg:x2="15.262cm" svg:y2="16.962cm" draw:start-shape="id30" draw:start-glue-point="1" draw:end-shape="id31" draw:end-glue-point="3" svg:d="m14260 16811h502v151h500" svg:viewBox="0 0 1003 152">
          <text:p/>
        </draw:connector>
        <draw:connector draw:style-name="gr11" draw:text-style-name="P1" draw:layer="layout" svg:x1="13.43cm" svg:y1="17.226cm" svg:x2="14.416cm" svg:y2="18.699cm" draw:start-shape="id30" draw:start-glue-point="2" draw:end-shape="id32" draw:end-glue-point="3" svg:d="m13430 17226v1473h986" svg:viewBox="0 0 987 1474">
          <text:p/>
        </draw:connector>
        <draw:connector draw:style-name="gr10" draw:text-style-name="P1" draw:layer="layout" svg:x1="16.293cm" svg:y1="18.898cm" svg:x2="16.794cm" svg:y2="18.836cm" draw:start-shape="id33" draw:start-glue-point="1" draw:end-shape="id34" draw:end-glue-point="3" svg:d="m16293 18898h251v-62h250" svg:viewBox="0 0 502 63">
          <text:p/>
        </draw:connector>
        <draw:connector draw:style-name="gr11" draw:text-style-name="P1" draw:layer="layout" svg:x1="11.705cm" svg:y1="5.199cm" svg:x2="12.6cm" svg:y2="16.811cm" draw:start-shape="id18" draw:start-glue-point="2" draw:end-shape="id30" draw:end-glue-point="3" svg:d="m11705 5199v11612h895" svg:viewBox="0 0 896 11613">
          <text:p/>
        </draw:connector>
        <draw:custom-shape draw:style-name="gr1" draw:text-style-name="P2" xml:id="id18" draw:id="id18" draw:layer="layout" svg:width="1.66cm" svg:height="0.829cm" svg:x="10.875cm" svg:y="4.37cm">
          <text:p text:style-name="P1"><text:span text:style-name="T1">Chase</text:span></text:p>
          <text:p text:style-name="P1"><text:span text:style-name="T1">Vehi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59cm" svg:height="0.829cm" svg:x="15.226cm" svg:y="12.807cm">
          <text:p text:style-name="P1"><text:span text:style-name="T1">Beacon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6cm" svg:height="0.829cm" svg:x="4.599cm" svg:y="17.396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frame draw:style-name="gr7" draw:text-style-name="P3" xml:id="id36" draw:id="id36" draw:layer="layout" svg:width="2.121cm" svg:height="0.887cm" svg:x="6.842cm" svg:y="17.537cm">
          <draw:text-box>
            <text:p><text:span text:style-name="T2">Source</text:span></text:p>
            <text:p><text:span text:style-name="T2">File Path</text:span></text:p>
          </draw:text-box>
        </draw:frame>
        <draw:custom-shape draw:style-name="gr1" draw:text-style-name="P2" xml:id="id35" draw:id="id35" draw:layer="layout" svg:width="1.66cm" svg:height="0.829cm" svg:x="4.799cm" svg:y="17.597cm">
          <text:p text:style-name="P1"><text:span text:style-name="T1">Predicted</text:span></text:p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459cm" svg:y1="18.011cm" svg:x2="6.842cm" svg:y2="17.98cm" draw:start-shape="id35" draw:start-glue-point="1" draw:end-shape="id36" draw:end-glue-point="3" svg:d="m6459 18011h192v-31h191" svg:viewBox="0 0 384 32">
          <text:p/>
        </draw:connector>
        <draw:connector draw:style-name="gr11" draw:text-style-name="P1" draw:layer="layout" svg:x1="4.034cm" svg:y1="6.299cm" svg:x2="4.599cm" svg:y2="17.81cm" draw:start-shape="id4" draw:start-glue-point="2" draw:end-shape="id37" draw:end-glue-point="3" svg:d="m4034 6299v11511h565" svg:viewBox="0 0 566 11512">
          <text:p/>
        </draw:connector>
        <draw:custom-shape draw:style-name="gr1" draw:text-style-name="P2" xml:id="id20" draw:id="id20" draw:layer="layout" svg:width="1.66cm" svg:height="0.83cm" svg:x="12.557cm" svg:y="5.826cm">
          <text:p text:style-name="P1"><text:span text:style-name="T1">Chase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frame draw:style-name="gr16" draw:text-style-name="P3" xml:id="id38" draw:id="id38" draw:layer="layout" svg:width="2.121cm" svg:height="2.159cm" svg:x="14.716cm" svg:y="5.091cm">
          <draw:text-box>
            <text:p><text:span text:style-name="T2">Hostname</text:span></text:p>
            <text:p><text:span text:style-name="T2">Make</text:span></text:p>
            <text:p><text:span text:style-name="T2">Model</text:span></text:p>
            <text:p><text:span text:style-name="T2">SW Version</text:span></text:p>
            <text:p><text:span text:style-name="T2">Serial No</text:span></text:p>
            <text:p><text:span text:style-name="T2">Persistent</text:span></text:p>
          </draw:text-box>
        </draw:frame>
        <draw:connector draw:style-name="gr10" draw:text-style-name="P1" draw:layer="layout" svg:x1="14.217cm" svg:y1="6.241cm" svg:x2="14.716cm" svg:y2="6.17cm" draw:start-shape="id20" draw:start-glue-point="1" draw:end-shape="id38" draw:end-glue-point="3" svg:d="m14217 6241h250v-71h249" svg:viewBox="0 0 500 72">
          <text:p/>
        </draw:connector>
        <draw:connector draw:style-name="gr13" draw:text-style-name="P1" draw:layer="layout" svg:x1="11.705cm" svg:y1="5.199cm" svg:x2="12.557cm" svg:y2="6.241cm" draw:start-shape="id18" draw:start-glue-point="2" draw:end-shape="id20" draw:end-glue-point="3" svg:d="m11705 5199v1042h852" svg:viewBox="0 0 853 1043">
          <text:p/>
        </draw:connector>
        <draw:custom-shape draw:style-name="gr1" draw:text-style-name="P2" xml:id="id39" draw:id="id39" draw:layer="layout" svg:width="1.659cm" svg:height="0.83cm" svg:x="15.125cm" svg:y="14.984cm">
          <text:p text:style-name="P1"><text:span text:style-name="T1">Router</text:span></text:p>
          <draw:enhanced-geometry svg:viewBox="0 0 21600 21600" draw:type="rectangle" draw:enhanced-path="M 0 0 L 21600 0 21600 21600 0 21600 0 0 Z N"/>
        </draw:custom-shape>
        <draw:frame draw:style-name="gr17" draw:text-style-name="P3" xml:id="id40" draw:id="id40" draw:layer="layout" svg:width="1.867cm" svg:height="2.159cm" svg:x="17.294cm" svg:y="14.335cm">
          <draw:text-box>
            <text:p><text:span text:style-name="T2">Make</text:span></text:p>
            <text:p><text:span text:style-name="T2">Model</text:span></text:p>
            <text:p><text:span text:style-name="T2">Serial No</text:span></text:p>
            <text:p><text:span text:style-name="T2">Address</text:span></text:p>
            <text:p><text:span text:style-name="T2">SSID</text:span></text:p>
            <text:p><text:span text:style-name="T2">Persistent</text:span></text:p>
          </draw:text-box>
        </draw:frame>
        <draw:connector draw:style-name="gr10" draw:text-style-name="P1" draw:layer="layout" svg:x1="16.784cm" svg:y1="15.399cm" svg:x2="17.294cm" svg:y2="15.414cm" draw:start-shape="id39" draw:start-glue-point="1" draw:end-shape="id40" draw:end-glue-point="3" svg:d="m16784 15399h255v15h255" svg:viewBox="0 0 511 16">
          <text:p/>
        </draw:connector>
        <draw:connector draw:style-name="gr13" draw:text-style-name="P1" draw:layer="layout" svg:x1="13.387cm" svg:y1="6.656cm" svg:x2="15.125cm" svg:y2="15.399cm" draw:start-shape="id20" draw:start-glue-point="2" draw:end-shape="id39" draw:end-glue-point="3" svg:d="m13387 6656v8743h1738" svg:viewBox="0 0 1739 8744">
          <text:p/>
        </draw:connector>
        <draw:custom-shape draw:style-name="gr1" draw:text-style-name="P2" xml:id="id41" draw:id="id41" draw:layer="layout" svg:width="1.66cm" svg:height="0.83cm" svg:x="4.749cm" svg:y="7.527cm">
          <text:p text:style-name="P1"><text:span text:style-name="T1">Platform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frame draw:style-name="gr16" draw:text-style-name="P3" xml:id="id42" draw:id="id42" draw:layer="layout" svg:width="2.121cm" svg:height="2.159cm" svg:x="7.096cm" svg:y="6.969cm">
          <draw:text-box>
            <text:p><text:span text:style-name="T2">Hostname</text:span></text:p>
            <text:p><text:span text:style-name="T2">Make</text:span></text:p>
            <text:p><text:span text:style-name="T2">Model</text:span></text:p>
            <text:p><text:span text:style-name="T2">SW Version</text:span></text:p>
            <text:p><text:span text:style-name="T2">Serial No</text:span></text:p>
            <text:p><text:span text:style-name="T2">Persistent</text:span></text:p>
          </draw:text-box>
        </draw:frame>
        <draw:connector draw:style-name="gr10" draw:text-style-name="P1" draw:layer="layout" svg:x1="6.409cm" svg:y1="7.942cm" svg:x2="7.096cm" svg:y2="8.048cm" draw:start-shape="id41" draw:start-glue-point="1" draw:end-shape="id42" draw:end-glue-point="3" svg:d="m6409 7942h344v106h343" svg:viewBox="0 0 688 107">
          <text:p/>
        </draw:connector>
        <draw:connector draw:style-name="gr13" draw:text-style-name="P1" draw:layer="layout" svg:x1="4.034cm" svg:y1="6.299cm" svg:x2="4.749cm" svg:y2="7.942cm" draw:start-shape="id4" draw:start-glue-point="2" draw:end-shape="id41" draw:end-glue-point="3" svg:d="m4034 6299v1643h715" svg:viewBox="0 0 716 1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3000 6000" svg:d="m1500 0 1500 3000-1500 3000-1500-3000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u Nigra</meta:initial-creator>
    <meta:creation-date>2013-11-11T19:16:35.028008410</meta:creation-date>
    <dc:date>2014-01-10T11:21:01.809393735</dc:date>
    <dc:creator>Lou Nigra</dc:creator>
    <meta:editing-duration>P1DT20H41M41S</meta:editing-duration>
    <meta:editing-cycles>20</meta:editing-cycles>
    <meta:generator>LibreOffice/4.1.1.2$Linux_X86_64 LibreOffice_project/7e4286b58adc75a14f6d83f53a03b6c11fa2903</meta:generator>
    <meta:printed-by>Lou Nigra</meta:printed-by>
    <meta:print-date>2014-01-07T11:08:41.786953121</meta:print-date>
    <meta:document-statistic meta:object-count="76"/>
  </office:meta>
</office:document-meta>
</file>